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43ca" officeooo:paragraph-rsid="001343ca"/>
    </style:style>
    <style:style style:name="T1" style:family="text">
      <style:text-properties officeooo:rsid="001343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stoppen: $ s</text:span></text:p>
      <text:p text:style-name="Standard">→<text:span text:style-name="T1"> prozess beenden: $ k</text:span></text:p>
      <text:p text:style-name="Standard">→<text:span text:style-name="T1"> nur aktive prozesse anzeigen: $ i</text:span></text:p>
      <text:p text:style-name="P1">→ anzeige von top anpassen: $ f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54:38.699976413</meta:creation-date>
    <meta:generator>LibreOffice/6.0.7.3$Linux_X86_64 LibreOffice_project/00m0$Build-3</meta:generator>
    <dc:date>2020-01-29T08:58:32.111023261</dc:date>
    <meta:editing-duration>PT3M54S</meta:editing-duration>
    <meta:editing-cycles>1</meta:editing-cycles>
    <meta:document-statistic meta:table-count="0" meta:image-count="0" meta:object-count="0" meta:page-count="1" meta:paragraph-count="4" meta:word-count="23" meta:character-count="102" meta:non-whitespace-character-count="83"/>
  </office:meta>
</office:document-meta>
</file>